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arning: Invalid argument "/map" passed to canTransform argument target_frame in tf2 frame_ids cannot start with a '/' like: </text:p>
      <text:p text:style-name="Standard"><text:s text:c="9"/>at line 134 in /tmp/binarydeb/ros-melodic-tf2-0.6.5/src/buffer_core.cp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6T20:09:19.847415617</meta:creation-date>
    <dc:date>2021-01-16T20:09:32.492608451</dc:date>
    <meta:editing-duration>PT13S</meta:editing-duration>
    <meta:editing-cycles>1</meta:editing-cycles>
    <meta:document-statistic meta:table-count="0" meta:image-count="0" meta:object-count="0" meta:page-count="1" meta:paragraph-count="2" meta:word-count="23" meta:character-count="205" meta:non-whitespace-character-count="174"/>
    <meta:generator>LibreOffice/6.0.7.3$Linux_X86_64 LibreOffice_project/00m0$Build-3</meta:generator>
  </office:meta>
</office:document-meta>
</file>